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2a02" officeooo:paragraph-rsid="00102a02"/>
    </style:style>
    <style:style style:name="P2" style:family="paragraph" style:parent-style-name="Standard">
      <style:text-properties officeooo:rsid="00102cdf" officeooo:paragraph-rsid="00102cdf"/>
    </style:style>
    <style:style style:name="P3" style:family="paragraph" style:parent-style-name="Standard">
      <style:text-properties officeooo:rsid="00127079" officeooo:paragraph-rsid="00127079"/>
    </style:style>
    <style:style style:name="T1" style:family="text">
      <style:text-properties officeooo:rsid="001124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RENZELLI Antony<text:tab/><text:tab/><text:tab/><text:tab/><text:tab/><text:tab/><text:tab/></text:p>
      <text:p text:style-name="P1"/>
      <text:p text:style-name="P1"/>
      <text:p text:style-name="P1">TP2 – ACD1</text:p>
      <text:p text:style-name="P1"/>
      <text:p text:style-name="P1">I.</text:p>
      <text:p text:style-name="P1"/>
      <text:p text:style-name="P1">Définition du type Angle par la valeur de son angle.</text:p>
      <text:p text:style-name="P1">Un type est composé d'un espace de valeur et de méthodes.</text:p>
      <text:p text:style-name="P1">La notion de surcharge est illustrée par le constructeur Angle qui a le même nom mais des paramètres différents.</text:p>
      <text:p text:style-name="P1">La surcharge est le fait d'avoir plusieurs méthodes ayant le même nom mais que celle-ci soit différente par leur type de retour et leur type de paramètre.</text:p>
      <text:p text:style-name="P1">Le constructeur principal est le constructeur sur lequel tout les autres constructeurs seront dépendant.</text:p>
      <text:p text:style-name="P1">Le constructeur principale est de type : "this.[attribut] = [parametre]" et les autres constructeurs : "this([parametre])".</text:p>
      <text:p text:style-name="P1">Un radian est un double (réel double précision) et un degrés un int.</text:p>
      <text:p text:style-name="P1">Le type angle possède qu'un attribut de valeur d'angle en radians.</text:p>
      <text:p text:style-name="P1"/>
      <text:p text:style-name="P2">II.</text:p>
      <text:p text:style-name="P2"/>
      <text:p text:style-name="P2">Définition du type Complexe par ses parties réelles et imaginaires. (Et une constante pour l’écart EPSILON)</text:p>
      <text:p text:style-name="P2">Notion de surcharge remis ici en place avec les constructeurs prenants respectivement deux double, un double et un angle, un double et un angle.</text:p>
      <text:p text:style-name="P2">Lorsque un complexe est réel pur, sa partie imaginaire est égale à 0. (à EPSILON prêt)</text:p>
      <text:p text:style-name="P2">Lorsque qu’un complexe est imaginaire pur, sa partie réel est égale à <text:span text:style-name="T1">0. (à EPSILON prêt)</text:span></text:p>
      <text:p text:style-name="P3">Le module d’un complexe est un double, l’argument est un angle. (En analogie à un segment, sa longueur et son coefficient directeur)</text:p>
      <text:p text:style-name="P3">Pour retourner la somme, le produit de deux complexes, je retourne un complexe représentant respectivement la somme ou le produit de ces deux complex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0:15:56.582052241</meta:creation-date>
    <dc:date>2019-02-27T12:30:31.242363161</dc:date>
    <meta:editing-duration>PT2M20S</meta:editing-duration>
    <meta:editing-cycles>3</meta:editing-cycles>
    <meta:generator>LibreOffice/6.0.6.2$MacOSX_X86_64 LibreOffice_project/0c292870b25a325b5ed35f6b45599d2ea4458e77</meta:generator>
    <meta:document-statistic meta:table-count="0" meta:image-count="0" meta:object-count="0" meta:page-count="1" meta:paragraph-count="18" meta:word-count="245" meta:character-count="1485" meta:non-whitespace-character-count="1250"/>
  </office:meta>
</office:document-meta>
</file>